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style:master-page-name="Standard">
      <style:paragraph-properties fo:margin-left="1.9028in" fo:margin-right="1.7346in" fo:margin-top="0in" fo:margin-bottom="0in" loext:contextual-spacing="false" fo:line-height="103%" fo:text-align="center"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0in" fo:margin-right="2.1256in" fo:margin-top="0.1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2.1256in" fo:margin-top="0.1319in" fo:margin-bottom="0in" loext:contextual-spacing="false" fo:line-height="100%" fo:text-align="end" style:justify-single-word="false" fo:keep-together="auto" fo:orphans="0" fo:widows="0" fo:text-indent="0in" style:auto-text-indent="false" fo:break-before="auto" fo:break-after="auto" fo:padding="0in" fo:border="none" fo:keep-with-next="auto"/>
      <style:text-properties fo:font-size="36pt" style:font-size-asian="36pt" style:font-size-complex="36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20pt" style:font-size-asian="20pt" style:font-size-complex="20pt"/>
    </style:style>
    <style:style style:name="P6" style:family="paragraph" style:parent-style-name="Standard" style:list-style-name="WWNum1">
      <loext:graphic-properties draw:fill="solid" draw:fill-color="#f7f7f8"/>
      <style:paragraph-properties fo:margin-left="0.5in" fo:margin-right="0in" fo:margin-top="0.2083in" fo:margin-bottom="0in" loext:contextual-spacing="false" fo:line-height="100%" fo:orphans="0" fo:widows="0" fo:text-indent="-0.25in" style:auto-text-indent="false" fo:background-color="#f7f7f8" fo:padding="0in" fo:border="none"/>
    </style:style>
    <style:style style:name="P7" style:family="paragraph" style:parent-style-name="Standard" style:list-style-name="WWNum1">
      <loext:graphic-properties draw:fill="solid" draw:fill-color="#f7f7f8"/>
      <style:paragraph-properties fo:margin-left="0.5in" fo:margin-right="0in" fo:margin-top="0in" fo:margin-bottom="0.2083in" loext:contextual-spacing="false" fo:line-height="100%" fo:orphans="0" fo:widows="0" fo:text-indent="-0.25in" style:auto-text-indent="false" fo:background-color="#f7f7f8" fo:padding="0in" fo:border="none"/>
    </style:style>
    <style:style style:name="P8" style:family="paragraph" style:parent-style-name="Standard">
      <loext:graphic-properties draw:fill="solid" draw:fill-color="#f7f7f8"/>
      <style:paragraph-properties fo:margin-top="0.2083in" fo:margin-bottom="0.2083in" loext:contextual-spacing="false" fo:line-height="100%" fo:orphans="0" fo:widows="0" fo:background-color="#f7f7f8" fo:padding="0in" fo:border="none"/>
    </style:style>
    <style:style style:name="P9" style:family="paragraph" style:parent-style-name="Standard">
      <loext:graphic-properties draw:fill="solid" draw:fill-color="#f7f7f8"/>
      <style:paragraph-properties fo:margin-top="0.2083in" fo:margin-bottom="0.2083in" loext:contextual-spacing="false" fo:line-height="100%" fo:orphans="0" fo:widows="0" fo:background-color="#f7f7f8" fo:padding="0in" fo:border="none"/>
      <style:text-properties fo:color="#374151" style:font-name="Roboto" fo:font-size="18pt" style:font-name-asian="Roboto2" style:font-size-asian="18pt" style:font-name-complex="Roboto2" style:font-size-complex="18pt"/>
    </style:style>
    <style:style style:name="T1" style:family="text">
      <style:text-properties fo:font-variant="normal" fo:text-transform="none" fo:color="#000000" style:text-line-through-style="none" style:text-line-through-type="none" style:text-position="0% 100%" style:font-name="Arial" fo:font-size="36pt" fo:font-style="normal" style:text-underline-style="none" fo:font-weight="normal" style:font-name-asian="Arial1" style:font-size-asian="36pt" style:font-style-asian="normal" style:font-weight-asian="normal" style:font-name-complex="Arial1" style:font-size-complex="36pt"/>
    </style:style>
    <style:style style:name="T2" style:family="text">
      <style:text-properties fo:font-variant="normal" fo:text-transform="none" fo:color="#000000" style:text-line-through-style="none" style:text-line-through-type="none" style:text-position="0% 100%" style:font-name="Arial" fo:font-size="22pt" fo:font-style="normal" style:text-underline-style="none" fo:font-weight="normal" style:font-name-asian="Arial1" style:font-size-asian="22pt" style:font-style-asian="normal" style:font-weight-asian="normal" style:font-name-complex="Arial1" style:font-size-complex="22pt"/>
    </style:style>
    <style:style style:name="T3" style:family="text">
      <style:text-properties fo:font-size="22pt" fo:font-weight="bold" style:font-size-asian="22pt" style:font-weight-asian="bold" style:font-size-complex="22pt"/>
    </style:style>
    <style:style style:name="T4" style:family="text">
      <style:text-properties fo:font-size="22pt" style:font-size-asian="22pt" style:font-size-complex="22pt"/>
    </style:style>
    <style:style style:name="T5" style:family="text">
      <style:text-properties fo:font-size="20pt" fo:font-weight="bold" style:font-size-asian="20pt" style:font-weight-asian="bold" style:font-size-complex="20pt"/>
    </style:style>
    <style:style style:name="T6" style:family="text">
      <style:text-properties fo:font-size="20pt" style:font-size-asian="20pt" style:font-size-complex="20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style>
    <style:style style:name="T9" style:family="text">
      <style:text-properties fo:font-size="24pt" fo:font-weight="bold" style:font-size-asian="24pt" style:font-weight-asian="bold" style:font-size-complex="24pt"/>
    </style:style>
    <style:style style:name="T10" style:family="text">
      <style:text-properties fo:color="#374151" style:font-name="Roboto" fo:font-size="18pt" fo:font-weight="bold" style:font-name-asian="Roboto2" style:font-size-asian="18pt" style:font-weight-asian="bold" style:font-name-complex="Roboto2" style:font-size-complex="18pt"/>
    </style:style>
    <style:style style:name="T11" style:family="text">
      <style:text-properties fo:color="#374151" style:font-name="Roboto" fo:font-size="18pt" style:font-name-asian="Roboto2" style:font-size-asian="18pt" style:font-name-complex="Roboto2" style:font-size-complex="18pt"/>
    </style:style>
    <style:style style:name="T12" style:family="text">
      <style:text-properties fo:color="#374151" style:font-name="Roboto" fo:font-size="20pt" fo:font-weight="bold" style:font-name-asian="Roboto2" style:font-size-asian="20pt" style:font-weight-asian="bold" style:font-name-complex="Roboto2" style:font-size-complex="20pt"/>
    </style:style>
    <style:style style:name="T13" style:family="text">
      <style:text-properties fo:color="#374151" style:font-name="Roboto" fo:font-size="20pt" style:font-name-asian="Roboto2" style:font-size-asian="20pt" style:font-name-complex="Roboto2" style:font-size-complex="20pt"/>
    </style:style>
    <style:style style:name="T14" style:family="text">
      <style:text-properties fo:color="#374151" style:font-name="Roboto" fo:font-size="17pt" style:font-name-asian="Roboto2" style:font-size-asian="17pt" style:font-name-complex="Roboto2" style:font-size-complex="17pt"/>
    </style:style>
    <style:style style:name="T15" style:family="text">
      <style:text-properties fo:color="#374151" style:font-name="Roboto" fo:font-size="17pt" fo:font-weight="bold" fo:background-color="#f7f7f8" loext:char-shading-value="0" style:font-name-asian="Roboto2" style:font-size-asian="17pt" style:font-weight-asian="bold" style:font-name-complex="Roboto2" style:font-size-complex="17pt"/>
    </style:style>
    <style:style style:name="T16" style:family="text">
      <style:text-properties fo:color="#374151" style:font-name="Roboto" fo:font-size="24pt" style:font-name-asian="Roboto2" style:font-size-asian="24pt" style:font-name-complex="Roboto2" style:font-size-complex="24pt"/>
    </style:style>
    <style:style style:name="T17" style:family="text">
      <style:text-properties fo:color="#374151" fo:font-size="20pt" fo:font-weight="bold" style:font-size-asian="20pt" style:font-weight-asian="bold" style:font-size-complex="20pt"/>
    </style:style>
    <style:style style:name="T18" style:family="text">
      <style:text-properties fo:color="#1155cc" style:font-name="Roboto" fo:font-size="20pt" style:text-underline-style="solid" style:text-underline-width="auto" style:text-underline-color="font-color" fo:font-weight="bold" style:font-name-asian="Roboto2" style:font-size-asian="20pt" style:font-weight-asian="bold" style:font-name-complex="Roboto2" style:font-size-complex="20pt"/>
    </style:style>
    <style:style style:name="T19" style:family="text">
      <style:text-properties fo:color="#1155cc" style:font-name="Roboto" fo:font-size="17pt" style:text-underline-style="solid" style:text-underline-width="auto" style:text-underline-color="font-color" style:font-name-asian="Roboto2" style:font-size-asian="17pt" style:font-name-complex="Roboto2"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tting Started With HTML </text:span></text:p>
      <text:p text:style-name="P2"><text:span text:style-name="T1">Assignment</text:span></text:p>
      <text:p text:style-name="P3"/>
      <text:p text:style-name="P4"><text:span text:style-name="T3">Task 1 : </text:span><text:span text:style-name="T2"><text:s/>Write the simple program in HTML that </text:span><text:span text:style-name="T4">Display the heading “HTML define the content and structure of your website” on the web browser? </text:span></text:p>
      <text:p text:style-name="P4"><text:span text:style-name="T5">Solution/ Ans: </text:span></text:p>
      <text:p text:style-name="P4"><text:span text:style-name="T9">Task 2: </text:span><text:span text:style-name="T6">Explain the purpose of comments in HTML and provide an example of how to use comment in HTMLDocument? <text:s text:c="4"/></text:span></text:p>
      <text:p text:style-name="P5"/>
      <text:p text:style-name="P4"><text:span text:style-name="T5">Solution /Ans: </text:span><text:span text:style-name="T10">In HTML, comments are used to include explanatory or descriptive text within the code that is not meant to be displayed in the web browser. Comments serve several important purposes:</text:span></text:p>
      <text:list xml:id="list382533826" text:style-name="WWNum1">
        <text:list-item>
          <text:p text:style-name="P6"><text:span text:style-name="T10">Documentation: Comments allow developers to document their code, providing explanations, notes, or instructions that help other developers (or even the future self) understand the purpose and functionality of specific HTML elements, attributes, or sections of code.</text:span></text:p>
        </text:list-item>
        <text:list-item>
          <text:p text:style-name="P7"><text:span text:style-name="T12">Task 3 : </text:span><text:span text:style-name="T14">Write a HTML program that include a heading, a paragraph of text,a horizontal line and a line break.Arrange <text:s/>these elements into a simple web page layout.</text:span></text:p>
        </text:list-item>
      </text:list>
      <text:p text:style-name="P8"><text:span text:style-name="T12">Solution/ans :</text:span><text:a xlink:type="simple" xlink:href="https://drive.google.com/open?id=1qCVZUk0JoyvB_cJ2VCYURhi9Dnj6ISg4" text:style-name="ListLabel_20_10" text:visited-style-name="ListLabel_20_10"><text:span text:style-name="T18"> </text:span></text:a><text:a xlink:type="simple" xlink:href="https://drive.google.com/open?id=1qCVZUk0JoyvB_cJ2VCYURhi9Dnj6ISg4" text:style-name="ListLabel_20_11" text:visited-style-name="ListLabel_20_11"><text:span text:style-name="T19">Link</text:span></text:a></text:p>
      <text:p text:style-name="P8"><text:span text:style-name="T12">Task 4 : </text:span><text:span text:style-name="T13">Write</text:span><text:span text:style-name="T12"> </text:span><text:span text:style-name="T13">a short note on a Tag and element with an example? </text:span></text:p>
      <text:p text:style-name="P8"><text:span text:style-name="T12">Solution/Ans: Tag</text:span><text:span text:style-name="T11"> are used to mark up the start of an HTML element and they are usually enclose the angular bracket .</text:span></text:p>
      <text:p text:style-name="P8"><text:span text:style-name="T11">Example : <text:s/>1.HTML tag &lt;!-----...---&gt;(Comment Tag)</text:span></text:p>
      <text:p text:style-name="P8"><text:span text:style-name="T11">The comment Tag is used to insert comments in the source code. Commens is not displayed in the browser.</text:span></text:p>
      <text:p text:style-name="P8"><text:span text:style-name="T11">2: <text:s/>HTML&lt;!DOCTYPE&gt; Declaration </text:span></text:p>
      <text:p text:style-name="P8"><text:span text:style-name="T11">All HTML Document must start with&lt;DOCTYPE&gt;Declaration.</text:span></text:p>
      <text:p text:style-name="P9"/>
      <text:p text:style-name="P8"><text:span text:style-name="T11">3 HTML Element is everything from start tag to the end tag.</text:span></text:p>
      <text:p text:style-name="P8"><text:span text:style-name="T11">Example: &lt;h1&gt; My first Assignment&lt;/h1&gt;.</text:span></text:p>
      <text:p text:style-name="P8"><text:span text:style-name="T11">&lt;p&gt; <text:s/>My first paragraph in this assignment &lt;/p&gt;.</text:span></text:p>
      <text:p text:style-name="P8"><text:span text:style-name="T12">Task 5 : </text:span><text:span text:style-name="T11">What is the DOCTYPE Declaration in HTML?</text:span></text:p>
      <text:p text:style-name="P8"><text:span text:style-name="T12">Solution/Ans: </text:span><text:span text:style-name="T15">The Document Type Declaration, often abbreviated as DOCTYPE, is an important declaration at the beginning of an HTML document that specifies the version of HTML being used and provides instructions to the web browser on how to interpret the document. The DOCTYPE declaration is not an HTML tag; it's an instruction to the browser.</text:span></text:p>
      <text:p text:style-name="P9"/>
      <text:p text:style-name="P9"/>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374151" fo:font-size="20pt" style:text-underline-style="none" fo:font-weight="bold"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Roboto" fo:font-family="Roboto" style:font-family-generic="roman" style:font-pitch="variable" fo:font-size="20pt" style:text-underline-style="solid" style:text-underline-width="auto" style:text-underline-color="font-color" fo:font-weight="bold" style:font-name-asian="Roboto2" style:font-family-asian="Roboto" style:font-family-generic-asian="system" style:font-pitch-asian="variable" style:font-size-asian="20pt" style:font-weight-asian="bold" style:font-name-complex="Roboto2" style:font-family-complex="Roboto" style:font-family-generic-complex="system" style:font-pitch-complex="variable"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fo:font-size="17pt" style:text-underline-style="solid" style:text-underline-width="auto" style:text-underline-color="font-color" style:font-name-asian="Roboto2" style:font-family-asian="Roboto" style:font-family-generic-asian="system" style:font-pitch-asian="variable" style:font-size-asian="17pt" style:font-name-complex="Roboto2" style:font-family-complex="Roboto" style:font-family-generic-complex="system" style:font-pitch-complex="variable" style:font-size-complex="1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0972in" fo:margin-bottom="0.1382in" fo:margin-left="0.3937in" fo:margin-right="0.5764in" style:writing-mode="lr-tb" style:layout-grid-color="#c0c0c0" style:layout-grid-lines="273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318" meta:character-count="1914" meta:non-whitespace-character-count="1605"/>
    <meta:generator>LibreOfficeDev/6.0.5.2$Linux_X86_64 LibreOffice_project/</meta:generator>
  </office:meta>
</office:document-meta>
</file>